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office:version="1.1">
  <office:automatic-styles>
    <style:style style:family="table-cell" style:name="Default" style:display-name="Default"/>
    <style:style style:family="table-cell" style:name="ce1" style:display-name="ce1">
      <style:table-cell-properties fo:border-right="0.91pt solid #3c3c3c" fo:border-top="0.91pt solid #3c3c3c" fo:border-left="0.91pt solid #3c3c3c" fo:border-bottom="0.91pt solid #3c3c3c" fo:wrap-option="wrap" style:vertical-align="top"/>
      <style:paragraph-properties style:vertical-align="top" fo:text-align="center"/>
    </style:style>
    <style:style style:family="table-cell" style:name="ce2" style:display-name="ce2">
      <style:table-cell-properties fo:border-left="0.91pt solid #3c3c3c" fo:border-bottom="0.91pt solid #3c3c3c" fo:border-right="0.91pt solid #3c3c3c"/>
    </style:style>
    <style:style style:family="table-cell" style:name="ce3" style:display-name="ce3">
      <style:table-cell-properties fo:border-left="0.91pt solid #3c3c3c" style:vertical-align="top" fo:border-bottom="0.31pt solid #3c3c3c" fo:border-top="0.91pt solid #3c3c3c"/>
      <style:paragraph-properties style:vertical-align="top"/>
    </style:style>
    <style:style style:family="table-cell" style:name="ce4" style:display-name="ce4">
      <style:table-cell-properties fo:border-left="0.91pt solid #3c3c3c" style:vertical-align="top" fo:border-bottom="0.91pt solid #3c3c3c"/>
      <style:paragraph-properties style:vertical-align="top"/>
    </style:style>
    <style:style style:family="table-cell" style:name="ce5" style:display-name="ce5"/>
    <style:style style:family="table-cell" style:name="ce6" style:display-name="ce6">
      <style:text-properties fo:font-weight="None" fo:font-style="None" fo:font-family="Arial Cyr1" fo:font-size="12"/>
    </style:style>
    <style:style style:family="table-cell" style:name="ce7" style:display-name="ce7">
      <style:table-cell-properties fo:border-left="0.31pt solid #3c3c3c" fo:border-bottom="0.31pt solid #3c3c3c" style:vertical-align="top" fo:wrap-option="wrap" fo:border-top="0.91pt solid #3c3c3c"/>
      <style:paragraph-properties style:vertical-align="top" fo:text-align="start"/>
    </style:style>
    <style:style style:family="table-cell" style:name="ce8" style:display-name="ce8">
      <style:table-cell-properties fo:border-left="0.31pt solid #3c3c3c" style:vertical-align="top" fo:wrap-option="wrap" fo:border-bottom="0.91pt solid #3c3c3c"/>
      <style:paragraph-properties style:vertical-align="top" fo:text-align="start"/>
    </style:style>
    <style:style style:family="table-cell" style:name="ce9" style:display-name="ce9">
      <style:table-cell-properties fo:border-left="0.31pt solid #3c3c3c" style:vertical-align="top" fo:border-bottom="0.31pt solid #3c3c3c" fo:border-top="0.91pt solid #3c3c3c"/>
      <style:paragraph-properties style:vertical-align="top" fo:text-align="center"/>
    </style:style>
    <style:style style:family="table-cell" style:name="ce10" style:display-name="ce10">
      <style:table-cell-properties fo:border-left="0.31pt solid #3c3c3c" style:vertical-align="top" fo:border-bottom="0.91pt solid #3c3c3c"/>
      <style:paragraph-properties style:vertical-align="top" fo:text-align="center"/>
    </style:style>
    <style:style style:family="table-cell" style:name="ce11" style:display-name="ce11">
      <style:table-cell-properties fo:border-left="0.31pt solid #3c3c3c" fo:border-bottom="0.31pt solid #3c3c3c" fo:border-right="0.31pt solid #3c3c3c" fo:border-top="0.91pt solid #3c3c3c"/>
    </style:style>
    <style:style style:family="table-cell" style:name="ce12" style:display-name="ce12">
      <style:table-cell-properties fo:border-left="0.31pt solid #3c3c3c" fo:border-bottom="0.91pt solid #3c3c3c" fo:border-right="0.31pt solid #3c3c3c"/>
    </style:style>
    <style:style style:family="table-cell" style:name="ce14" style:display-name="ce14">
      <style:table-cell-properties fo:border-left="0.31pt solid #3c3c3c" fo:border-bottom="0.31pt solid #3c3c3c" fo:border-top="0.91pt solid #3c3c3c"/>
    </style:style>
    <style:style style:family="table-cell" style:name="ce15" style:display-name="ce15">
      <style:table-cell-properties fo:border-left="0.31pt solid #3c3c3c" fo:border-bottom="0.91pt solid #3c3c3c"/>
    </style:style>
    <style:style style:family="table-cell" style:name="ce16" style:display-name="ce16">
      <style:text-properties fo:font-weight="bold" fo:font-style="None" fo:font-family="Arial Cyr1" fo:font-size="20"/>
    </style:style>
    <style:style style:family="table-cell" style:name="ce18" style:display-name="ce18">
      <style:paragraph-properties fo:text-align="center"/>
    </style:style>
    <style:style style:family="table-cell" style:name="ce19" style:display-name="ce19">
      <style:text-properties fo:font-weight="bold" fo:font-style="None" fo:font-family="Arial Cyr1" fo:font-size="16"/>
      <style:paragraph-properties fo:text-align="center"/>
    </style:style>
    <style:style style:family="table-cell" style:name="ce20" style:display-name="ce20">
      <style:text-properties fo:font-weight="bold" fo:font-style="None" fo:font-family="Arial Cyr" fo:font-size="10"/>
      <style:table-cell-properties fo:border-left="0.31pt solid #3c3c3c" fo:border-bottom="0.31pt solid #3c3c3c" fo:border-top="0.91pt solid #3c3c3c"/>
      <style:paragraph-properties fo:text-align="center"/>
    </style:style>
    <style:style style:family="table-cell" style:name="ce21" style:display-name="ce21">
      <style:table-cell-properties fo:border-left="0.31pt solid #3c3c3c" fo:border-bottom="0.91pt solid #3c3c3c"/>
      <style:paragraph-properties fo:text-align="center"/>
    </style:style>
    <style:style style:family="table-cell" style:name="ce22" style:display-name="ce22">
      <style:table-cell-properties fo:border-left="0.31pt solid #3c3c3c" fo:border-bottom="0.31pt solid #3c3c3c" fo:border-top="0.91pt solid #3c3c3c"/>
      <style:paragraph-properties fo:text-align="center"/>
    </style:style>
    <style:style style:family="table-cell" style:name="ce23" style:display-name="ce23">
      <style:table-cell-properties fo:border-left="0.91pt solid #3c3c3c" fo:border-bottom="0.91pt solid #3c3c3c" style:vertical-align="top" fo:wrap-option="wrap" fo:border-top="0.91pt solid #3c3c3c"/>
      <style:paragraph-properties style:vertical-align="top" fo:text-align="center"/>
    </style:style>
    <style:style style:family="table-cell" style:name="ce24" style:display-name="ce24">
      <style:table-cell-properties fo:border-left="0.91pt solid #3c3c3c" fo:border-bottom="0.91pt solid #3c3c3c"/>
    </style:style>
    <style:style style:family="table-cell" style:name="ce25" style:display-name="ce25">
      <style:table-cell-properties fo:border-left="0.31pt solid #3c3c3c" fo:border-bottom="0.91pt solid #3c3c3c" fo:border-top="0.31pt solid #3c3c3c"/>
      <style:paragraph-properties fo:text-align="center"/>
    </style:style>
    <style:style style:family="table-cell" style:name="ce26" style:display-name="ce26">
      <style:table-cell-properties fo:border-left="0.91pt solid #3c3c3c" style:vertical-align="top" fo:wrap-option="wrap" fo:border-top="0.91pt solid #3c3c3c"/>
      <style:paragraph-properties style:vertical-align="top" fo:text-align="center"/>
    </style:style>
    <style:style style:family="table-cell" style:name="ce27" style:display-name="ce27">
      <style:table-cell-properties fo:border-left="0.91pt solid #3c3c3c"/>
      <style:paragraph-properties fo:text-align="center"/>
    </style:style>
    <style:style style:family="table-cell" style:name="ce28" style:display-name="ce28">
      <style:table-cell-properties fo:border-left="0.91pt solid #3c3c3c" fo:border-bottom="0.91pt solid #3c3c3c"/>
      <style:paragraph-properties fo:text-align="center"/>
    </style:style>
    <style:style style:family="table-cell" style:name="ce29" style:display-name="ce29">
      <style:text-properties fo:font-weight="None" fo:font-style="None" fo:font-family="Arial Cyr1" fo:font-size="12"/>
      <style:paragraph-properties fo:text-align="center"/>
    </style:style>
    <style:style style:family="table-cell" style:name="ce30" style:display-name="ce30">
      <style:table-cell-properties fo:border-right="0.91pt solid #3c3c3c"/>
    </style:style>
    <style:style style:family="table-cell" style:name="ce31" style:display-name="ce31">
      <style:table-cell-properties fo:border-bottom="0.91pt solid #3c3c3c" fo:border-right="0.91pt solid #3c3c3c"/>
    </style:style>
    <style:style style:family="table-column" style:name="18898c65dfd01ed35d78b494c16ed6e6" style:display-name="18898c65dfd01ed35d78b494c16ed6e6">
      <style:table-column-properties fo:break-before="auto" style:column-width="2212.84"/>
    </style:style>
    <style:style style:family="table-column" style:name="c677ebc62418b7792490582631db58a3" style:display-name="c677ebc62418b7792490582631db58a3">
      <style:table-column-properties fo:break-before="auto" style:column-width="2212.84"/>
    </style:style>
    <style:style style:family="table-column" style:name="37b1b6e2aac18f0572c8623fd0e84518" style:display-name="37b1b6e2aac18f0572c8623fd0e84518">
      <style:table-column-properties fo:break-before="auto" style:column-width="2212.84"/>
    </style:style>
    <style:style style:family="table-column" style:name="4139c6ece23c8c8fd127bf8592983206" style:display-name="4139c6ece23c8c8fd127bf8592983206">
      <style:table-column-properties fo:break-before="auto" style:column-width="2212.84"/>
    </style:style>
    <style:style style:family="table-column" style:name="87f7ef3a87c6ae0fb4c1b8ccea83e18b" style:display-name="87f7ef3a87c6ae0fb4c1b8ccea83e18b">
      <style:table-column-properties fo:break-before="auto" style:column-width="2212.84"/>
    </style:style>
    <style:style style:family="table-column" style:name="d5fa3362769fde1090bd09db099f8c39" style:display-name="d5fa3362769fde1090bd09db099f8c39">
      <style:table-column-properties fo:break-before="auto" style:column-width="2212.84"/>
    </style:style>
    <style:style style:family="table-column" style:name="54ee0705fd5fdafb4a6a48cb748f2580" style:display-name="54ee0705fd5fdafb4a6a48cb748f2580">
      <style:table-column-properties fo:break-before="auto" style:column-width="2212.84"/>
    </style:style>
    <style:style style:family="table-column" style:name="9ae4031ec208867a6960f28997f0e436" style:display-name="9ae4031ec208867a6960f28997f0e436">
      <style:table-column-properties fo:break-before="auto" style:column-width="2212.84"/>
    </style:style>
    <style:style style:family="table-column" style:name="9961ebb999a9d5b843870554c0389e93" style:display-name="9961ebb999a9d5b843870554c0389e93">
      <style:table-column-properties fo:break-before="auto" style:column-width="2212.84"/>
    </style:style>
    <style:style style:family="table-column" style:name="659de7a070923cf153055c07d5add666" style:display-name="659de7a070923cf153055c07d5add666">
      <style:table-column-properties fo:break-before="auto" style:column-width="2212.84"/>
    </style:style>
    <style:style style:family="table-row" style:name="8d0886abbe174a1ec9c9855a0e6f8c5d" style:display-name="8d0886abbe174a1ec9c9855a0e6f8c5d">
      <style:table-row-properties fo:break-before="auto" style:row-height="487.06"/>
    </style:style>
    <style:style style:family="table-row" style:name="365be6cea67814ecaecc134a6c149bdf" style:display-name="365be6cea67814ecaecc134a6c149bdf">
      <style:table-row-properties fo:break-before="auto" style:row-height="902.58"/>
    </style:style>
    <style:style style:family="table-row" style:name="04f3bd0aa35364016fa137a22ab620e2" style:display-name="04f3bd0aa35364016fa137a22ab620e2">
      <style:table-row-properties fo:break-before="auto" style:row-height="735.98"/>
    </style:style>
    <style:style style:family="table-row" style:name="40aaf847367ecfc050747a8a1a1ca6da" style:display-name="40aaf847367ecfc050747a8a1a1ca6da">
      <style:table-row-properties fo:break-before="auto" style:row-height="487.06"/>
    </style:style>
    <style:style style:family="table-row" style:name="4509b1018bf441eb9126edc41eb8707b" style:display-name="4509b1018bf441eb9126edc41eb8707b">
      <style:table-row-properties fo:break-before="auto" style:row-height="466.48"/>
    </style:style>
    <style:style style:family="table-row" style:name="50976da562165edafd4f915e4b5c6e44" style:display-name="50976da562165edafd4f915e4b5c6e44">
      <style:table-row-properties fo:break-before="auto" style:row-height="876.12"/>
    </style:style>
    <style:style style:family="table-row" style:name="166f38492f05ad172cff7ab6a7fe9f78" style:display-name="166f38492f05ad172cff7ab6a7fe9f78">
      <style:table-row-properties fo:break-before="auto" style:row-height="882.0"/>
    </style:style>
    <style:style style:family="table-row" style:name="038e7111cbce603241251ee367792808" style:display-name="038e7111cbce603241251ee367792808">
      <style:table-row-properties fo:break-before="auto" style:row-height="487.06"/>
    </style:style>
    <style:style style:family="table-row" style:name="5d533b40b47f4b647ad56cfd4fd16c72" style:display-name="5d533b40b47f4b647ad56cfd4fd16c72">
      <style:table-row-properties fo:break-before="auto" style:row-height="487.06"/>
    </style:style>
  </office:automatic-styles>
  <office:body>
    <office:spreadsheet>
      <table:table table:name="Лист1">
        <table:table-column table:style-name="18898c65dfd01ed35d78b494c16ed6e6" table:default-cell-style-name="None"/>
        <table:table-column table:style-name="c677ebc62418b7792490582631db58a3" table:default-cell-style-name="ce5"/>
        <table:table-column table:style-name="37b1b6e2aac18f0572c8623fd0e84518" table:number-columns-repeated="4" table:default-cell-style-name="None"/>
        <table:table-column table:style-name="4139c6ece23c8c8fd127bf8592983206" table:default-cell-style-name="ce18"/>
        <table:table-column table:style-name="87f7ef3a87c6ae0fb4c1b8ccea83e18b" table:default-cell-style-name="None"/>
        <table:table-column table:style-name="d5fa3362769fde1090bd09db099f8c39" table:number-columns-repeated="3" table:default-cell-style-name="ce5"/>
        <table:table-column table:style-name="54ee0705fd5fdafb4a6a48cb748f2580" table:number-columns-repeated="2" table:default-cell-style-name="ce18"/>
        <table:table-column table:style-name="9ae4031ec208867a6960f28997f0e436" table:default-cell-style-name="ce5"/>
        <table:table-column table:style-name="9961ebb999a9d5b843870554c0389e93" table:default-cell-style-name="None"/>
        <table:table-column table:style-name="659de7a070923cf153055c07d5add666" table:default-cell-style-name="ce5"/>
        <table:table-row table:style-name="8d0886abbe174a1ec9c9855a0e6f8c5d">
          <table:table-cell office:value="None" office:value-type="string"/>
          <table:covered-table-cell table:number-columns-repeated="5"/>
          <table:table-cell table:style-name="ce5" office:value="None" office:value-type="string"/>
          <table:table-cell office:value="None" office:value-type="string"/>
          <table:covered-table-cell table:style-name="ce5" table:number-columns-repeated="3"/>
          <table:table-cell table:style-name="ce5" office:value="None" office:value-type="string"/>
          <table:table-cell table:style-name="Default" office:value="None" office:value-type="string"/>
          <table:table-cell office:value="None" office:value-type="string"/>
        </table:table-row>
        <table:table-row table:style-name="365be6cea67814ecaecc134a6c149bdf">
          <table:table-cell office:value="None" office:value-type="string"/>
          <table:covered-table-cell table:number-columns-repeated="4"/>
          <table:table-cell table:style-name="ce16" office:value="None" office:value-type="string">
            <text:p><text:span text:style-name="ce16">Комплексный наряд</text:span></text:p>
          </table:table-cell>
          <table:table-cell office:value="None" office:value-type="string"/>
        </table:table-row>
        <table:table-row table:style-name="04f3bd0aa35364016fa137a22ab620e2">
          <table:table-cell office:value="None" office:value-type="string"/>
          <table:table-cell table:style-name="ce6" office:value="None" office:value-type="string">
            <text:p><text:span text:style-name="ce6">ОАО "АЯН"</text:span></text:p>
          </table:table-cell>
          <table:table-cell office:value="None" office:value-type="string"/>
          <table:covered-table-cell table:style-name="ce6" table:number-columns-repeated="3"/>
          <table:table-cell table:style-name="ce19" office:value="None" office:value-type="string">
            <text:p><text:span text:style-name="ce19">Транспортный цех</text:span></text:p>
          </table:table-cell>
          <table:table-cell office:value="None" office:value-type="string"/>
          <table:covered-table-cell table:style-name="ce19" table:number-columns-repeated="3"/>
          <table:table-cell table:style-name="ce29" office:value="None" office:value-type="string">
            <text:p><text:span text:style-name="ce29">за ___________________ 201 ___ г.</text:span></text:p>
          </table:table-cell>
          <table:table-cell office:value="None" office:value-type="string"/>
        </table:table-row>
        <table:table-row table:style-name="40aaf847367ecfc050747a8a1a1ca6da">
          <table:table-cell office:value="None" office:value-type="string"/>
        </table:table-row>
        <table:table-row table:style-name="4509b1018bf441eb9126edc41eb8707b">
          <table:table-cell table:number-rows-spanned="2" table:style-name="ce1" office:value="None" office:value-type="string">
            <text:p><text:span text:style-name="ce1">№</text:span></text:p>
          </table:table-cell>
          <table:table-cell table:number-rows-spanned="2" table:style-name="ce1" office:value="None" office:value-type="string">
            <text:p><text:span text:style-name="ce1">Краткое содержание операций</text:span></text:p>
          </table:table-cell>
          <table:table-cell table:number-rows-spanned="2" table:style-name="ce1" office:value="None" office:value-type="string">
            <text:p><text:span text:style-name="ce1">единицы измерений</text:span></text:p>
          </table:table-cell>
          <table:table-cell table:style-name="ce1" table:number-columns-spanned="3" office:value="None" office:value-type="string">
            <text:p><text:span text:style-name="ce1">План</text:span></text:p>
          </table:table-cell>
          <table:covered-table-cell table:style-name="ce1" table:number-columns-repeated="2"/>
          <table:table-cell table:style-name="ce1" table:number-columns-spanned="2" office:value="None" office:value-type="string">
            <text:p><text:span text:style-name="ce1">Выполнение</text:span></text:p>
          </table:table-cell>
          <table:covered-table-cell table:style-name="ce1" table:number-columns-repeated="1"/>
          <table:table-cell table:style-name="ce1" office:value="None" office:value-type="string">
            <text:p><text:span text:style-name="ce1">Расценка</text:span></text:p>
          </table:table-cell>
          <table:table-cell table:number-rows-spanned="2" table:style-name="ce23" office:value="None" office:value-type="string">
            <text:p><text:span text:style-name="ce23">Сумма зар. платы по сдельным расценкам</text:span></text:p>
          </table:table-cell>
          <table:table-cell table:style-name="ce26" office:value="None" office:value-type="string"/>
          <table:table-cell table:number-rows-spanned="2" table:style-name="ce1" table:number-columns-spanned="5" office:value="None" office:value-type="string">
            <text:p><text:span text:style-name="ce1">Замечания</text:span></text:p>
          </table:table-cell>
          <table:covered-table-cell table:style-name="ce23" table:number-columns-repeated="4"/>
        </table:table-row>
        <table:table-row table:style-name="50976da562165edafd4f915e4b5c6e44">
          <table:covered-table-cell table:style-name="ce2" table:number-columns-repeated="3"/>
          <table:table-cell table:style-name="ce1" office:value="None" office:value-type="string">
            <text:p><text:span text:style-name="ce1">объем</text:span></text:p>
          </table:table-cell>
          <table:table-cell table:style-name="ce1" office:value="None" office:value-type="string"/>
          <table:table-cell table:style-name="ce1" office:value="None" office:value-type="string">
            <text:p><text:span text:style-name="ce1">норма за единицу</text:span></text:p>
          </table:table-cell>
          <table:table-cell table:style-name="ce1" office:value="None" office:value-type="string">
            <text:p><text:span text:style-name="ce1">объем</text:span></text:p>
          </table:table-cell>
          <table:table-cell table:style-name="ce1" office:value="None" office:value-type="string">
            <text:p><text:span text:style-name="ce1">норма за единицу</text:span></text:p>
          </table:table-cell>
          <table:table-cell table:style-name="ce2" office:value="None" office:value-type="string"/>
          <table:covered-table-cell table:style-name="ce1" table:number-columns-repeated="1"/>
          <table:table-cell table:style-name="ce24" office:value="None" office:value-type="string"/>
        </table:table-row>
        <table:table-row table:style-name="166f38492f05ad172cff7ab6a7fe9f78">
          <table:table-cell table:style-name="ce3" office:value="None" office:value-type="string"/>
          <table:table-cell table:style-name="ce7" office:value="None" office:value-type="string"/>
          <table:table-cell table:style-name="ce9" office:value="None" office:value-type="string"/>
          <table:table-cell table:style-name="ce11" office:value="None" office:value-type="string"/>
          <table:table-cell table:style-name="ce14" office:value="None" office:value-type="string"/>
          <table:covered-table-cell table:style-name="ce11" table:number-columns-repeated="1"/>
          <table:table-cell table:style-name="ce20" office:value="None" office:value-type="string"/>
          <table:table-cell table:style-name="ce14" office:value="None" office:value-type="string"/>
          <table:table-cell table:style-name="ce22" office:value="None" office:value-type="string"/>
          <table:covered-table-cell table:style-name="ce14" table:number-columns-repeated="1"/>
          <table:table-cell table:style-name="ce27" office:value="None" office:value-type="string"/>
          <table:table-cell table:style-name="ce30" table:number-columns-spanned="5" office:value="None" office:value-type="string"/>
          <table:covered-table-cell table:style-name="ce22" table:number-columns-repeated="4"/>
        </table:table-row>
        <table:table-row table:style-name="038e7111cbce603241251ee367792808">
          <table:table-cell table:style-name="ce4" office:value="None" office:value-type="string"/>
          <table:table-cell table:style-name="ce8" office:value="None" office:value-type="string"/>
          <table:table-cell table:style-name="ce10" office:value="None" office:value-type="string"/>
          <table:table-cell table:style-name="ce12" office:value="None" office:value-type="string"/>
          <table:table-cell table:style-name="ce15" office:value="None" office:value-type="string"/>
          <table:covered-table-cell table:style-name="ce12" table:number-columns-repeated="1"/>
          <table:table-cell table:style-name="ce21" office:value="None" office:value-type="string"/>
          <table:table-cell table:style-name="ce15" office:value="None" office:value-type="string"/>
          <table:table-cell table:style-name="ce21" office:value="None" office:value-type="string"/>
          <table:table-cell table:style-name="ce25" office:value="None" office:value-type="string"/>
          <table:table-cell table:style-name="ce28" office:value="None" office:value-type="string"/>
          <table:table-cell table:style-name="ce31" table:number-columns-spanned="5" office:value="None" office:value-type="string"/>
          <table:covered-table-cell table:style-name="ce25" table:number-columns-repeated="4"/>
        </table:table-row>
        <table:table-row table:style-name="5d533b40b47f4b647ad56cfd4fd16c72">
          <table:table-cell office:value="None" office:value-type="string"/>
          <table:covered-table-cell table:number-columns-repeated="7"/>
          <table:table-cell office:value="None" office:value-type="string">
            <text:p>Итого:</text:p>
          </table:table-cell>
          <table:table-cell office:value="0" office:value-type="float">
            <text:p>0</text:p>
          </table:table-cell>
          <table:table-cell office:value="None" office:value-type="string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office:version="1.1">
  <office:styles/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svg="urn:oasis:names:tc:opendocument:xmlns:svg-compatible:1.0" office:version="1.1">
  <office:meta>
    <meta:generator>ODFPY/0.9.6</meta:generator>
  </office:meta>
</office:document-meta>
</file>